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D40000006F9D8B56EEDB37C954.png" manifest:media-type="image/png"/>
  <manifest:file-entry manifest:full-path="Pictures/100000010000020000000200E6E49D4415388DE9.png" manifest:media-type="image/png"/>
  <manifest:file-entry manifest:full-path="Pictures/1000000000000BB800000FA07097B8F59848408A.jpg" manifest:media-type="image/jpeg"/>
  <manifest:file-entry manifest:full-path="Pictures/1000000100000759000001E536E780145430F9A3.png" manifest:media-type="image/png"/>
  <manifest:file-entry manifest:full-path="Pictures/100000000000032000000320E482B34D30C23B0A.jpg" manifest:media-type="image/jpeg"/>
  <manifest:file-entry manifest:full-path="Pictures/100000010000024B0000014A036BBA555C77B552.png" manifest:media-type="image/png"/>
  <manifest:file-entry manifest:full-path="Pictures/1000000000000BAA00000DEC98EFB5701B3953FD.jpg" manifest:media-type="image/jpeg"/>
  <manifest:file-entry manifest:full-path="Pictures/10000001000002580000009F866A62D9047EA348.png" manifest:media-type="image/png"/>
  <manifest:file-entry manifest:full-path="Pictures/1000000100000334000003346756CA5AFD4FD3DF.png" manifest:media-type="image/png"/>
  <manifest:file-entry manifest:full-path="Pictures/10000001000001A70000016D79A672329C843804.png" manifest:media-type="image/png"/>
  <manifest:file-entry manifest:full-path="Pictures/1000000100000334000003347D2EE17E96E271BD.png" manifest:media-type="image/png"/>
  <manifest:file-entry manifest:full-path="Pictures/10000000000004B0000001C23853042B8078FCB8.png" manifest:media-type="image/png"/>
  <manifest:file-entry manifest:full-path="Pictures/10000000000000E1000000E19DE66CC9629023C7.png" manifest:media-type="image/png"/>
  <manifest:file-entry manifest:full-path="Pictures/10000001000000F0000000F00699AF38A6E33D06.png" manifest:media-type="image/png"/>
  <manifest:file-entry manifest:full-path="Pictures/10000001000009C40000061BA4BDB5DA9C087351.png" manifest:media-type="image/png"/>
  <manifest:file-entry manifest:full-path="Pictures/1000000000000258000001515A84357586E2502B.jpg" manifest:media-type="image/jpeg"/>
  <manifest:file-entry manifest:full-path="Pictures/100000010000020000000200DC972528E1BCB93D.png" manifest:media-type="image/png"/>
  <manifest:file-entry manifest:full-path="Pictures/1000000100000200000001007628A1F7CB63F99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svg:stroke-color="#3465a4" draw:fill-color="#81aca6" draw:textarea-horizontal-align="justify" draw:textarea-vertical-align="middle" draw:auto-grow-height="false" fo:min-height="9.25cm" fo:min-width="24.5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3465a4" draw:fill-color="#81aca6" draw:textarea-horizontal-align="justify" draw:textarea-vertical-align="middle" draw:auto-grow-height="false" fo:min-height="11.25cm" fo:min-width="24.5cm"/>
    </style:style>
    <style:style style:name="gr10" style:family="graphic" style:parent-style-name="standard">
      <style:graphic-properties svg:stroke-color="#3465a4" svg:stroke-linecap="round" draw:fill-color="#ffffff" draw:textarea-horizontal-align="justify" draw:textarea-vertical-align="middle" draw:auto-grow-height="false" fo:min-height="15.5cm" fo:min-width="27.5cm" style:writing-mode="lr-tb"/>
      <style:paragraph-properties style:writing-mode="lr-tb"/>
    </style:style>
    <style:style style:name="gr11" style:family="graphic" style:parent-style-name="standard">
      <style:graphic-properties draw:stroke="solid" svg:stroke-width="0.018cm" svg:stroke-color="#81aca6" draw:marker-start-width="0.227cm" draw:marker-end-width="0.227cm" svg:stroke-linecap="round" draw:fill-color="#81aca6" draw:textarea-horizontal-align="justify" draw:textarea-vertical-align="middle" draw:auto-grow-height="false" fo:min-height="12.092cm" fo:min-width="26.342cm" fo:padding-top="0.204cm" fo:padding-bottom="0.204cm" fo:padding-left="0.329cm" fo:padding-right="0.329cm" style:writing-mode="lr-tb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1aca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81aca6"/>
      <style:paragraph-properties fo:text-align="center" style:writing-mode="lr-tb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5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4">
        <office:forms form:automatic-focus="false" form:apply-design-mode="false"/>
        <draw:custom-shape draw:style-name="gr1" draw:text-style-name="P1" draw:layer="layout" svg:width="28cm" svg:height="15.75cm" svg:x="0.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cm" svg:height="9.5cm" svg:x="1.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382cm" svg:height="2cm" svg:x="7.848cm" svg:y="0.479cm">
          <draw:image xlink:href="Pictures/10000001000001D40000006F9D8B56EEDB37C954.png" xlink:type="simple" xlink:show="embed" xlink:actuate="onLoad" draw:mime-type="image/png">
            <text:p/>
          </draw:image>
        </draw:frame>
        <draw:frame draw:style-name="gr3" draw:text-style-name="P3" draw:layer="layout" svg:width="4.5cm" svg:height="5.5cm" svg:x="20.1cm" svg:y="4cm">
          <draw:image xlink:href="Pictures/1000000000000BB800000FA07097B8F59848408A.jpg" xlink:type="simple" xlink:show="embed" xlink:actuate="onLoad" draw:mime-type="image/jpeg">
            <text:p/>
          </draw:image>
        </draw:frame>
        <draw:frame draw:style-name="gr3" draw:text-style-name="P3" draw:layer="layout" svg:width="8.5cm" svg:height="2.105cm" svg:x="18cm" svg:y="13cm">
          <draw:image xlink:href="Pictures/1000000100000759000001E536E780145430F9A3.png" xlink:type="simple" xlink:show="embed" xlink:actuate="onLoad" draw:mime-type="image/png">
            <text:p/>
          </draw:image>
        </draw:frame>
        <draw:frame draw:style-name="gr4" draw:text-style-name="P4" draw:layer="layout" svg:width="5cm" svg:height="1.5cm" svg:x="3.5cm" svg:y="10cm">
          <draw:text-box>
            <text:p>Estela Extremera</text:p>
          </draw:text-box>
        </draw:frame>
        <draw:frame draw:style-name="gr5" draw:text-style-name="P4" draw:layer="layout" svg:width="5cm" svg:height="1.5cm" svg:x="12cm" svg:y="10cm">
          <draw:text-box>
            <text:p>Álvaro Rodríguez</text:p>
          </draw:text-box>
        </draw:frame>
        <draw:frame draw:style-name="gr6" draw:text-style-name="P4" draw:layer="layout" svg:width="5cm" svg:height="0.962cm" svg:x="20cm" svg:y="10cm">
          <draw:text-box>
            <text:p>Francis Del Río</text:p>
          </draw:text-box>
        </draw:frame>
        <draw:frame draw:style-name="gr7" draw:text-style-name="P5" draw:layer="layout" svg:width="5cm" svg:height="5.519cm" svg:x="11.9cm" svg:y="3.981cm">
          <draw:image xlink:href="Pictures/100000000000032000000320E482B34D30C23B0A.jpg" xlink:type="simple" xlink:show="embed" xlink:actuate="onLoad" draw:mime-type="image/jpeg">
            <text:p/>
          </draw:image>
        </draw:frame>
        <draw:frame draw:style-name="gr7" draw:text-style-name="P5" draw:layer="layout" svg:width="4.5cm" svg:height="5.5cm" svg:x="3.7cm" svg:y="4cm">
          <draw:image xlink:href="Pictures/1000000000000BAA00000DEC98EFB5701B3953FD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4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5cm" svg:height="11.5cm" svg:x="1.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593cm" svg:height="2cm" svg:x="1.407cm" svg:y="0.5cm">
          <draw:image xlink:href="Pictures/10000001000001D40000006F9D8B56EEDB37C954.png" xlink:type="simple" xlink:show="embed" xlink:actuate="onLoad" draw:mime-type="image/png">
            <text:p/>
          </draw:image>
        </draw:frame>
        <draw:frame draw:style-name="gr3" draw:text-style-name="P3" draw:layer="layout" svg:width="8.5cm" svg:height="2.105cm" svg:x="18cm" svg:y="0.395cm">
          <draw:image xlink:href="Pictures/1000000100000759000001E536E780145430F9A3.png" xlink:type="simple" xlink:show="embed" xlink:actuate="onLoad" draw:mime-type="image/png">
            <text:p/>
          </draw:image>
        </draw:frame>
        <draw:frame draw:style-name="gr3" draw:text-style-name="P3" draw:layer="layout" svg:width="4.5cm" svg:height="2.448cm" svg:x="2.5cm" svg:y="3.5cm">
          <draw:image xlink:href="Pictures/100000010000024B0000014A036BBA555C77B552.png" xlink:type="simple" xlink:show="embed" xlink:actuate="onLoad" draw:mime-type="image/png">
            <text:p/>
          </draw:image>
        </draw:frame>
        <draw:frame draw:style-name="gr3" draw:text-style-name="P3" draw:layer="layout" svg:width="7.5cm" svg:height="1.749cm" svg:x="2cm" svg:y="7.251cm">
          <draw:image xlink:href="Pictures/10000001000002580000009F866A62D9047EA348.png" xlink:type="simple" xlink:show="embed" xlink:actuate="onLoad" draw:mime-type="image/png">
            <text:p/>
          </draw:image>
        </draw:frame>
        <draw:frame draw:style-name="gr3" draw:text-style-name="P3" draw:layer="layout" svg:width="7.711cm" svg:height="4.5cm" svg:x="14.5cm" svg:y="2.5cm">
          <draw:image xlink:href="Pictures/100000010000020000000200E6E49D4415388DE9.png" xlink:type="simple" xlink:show="embed" xlink:actuate="onLoad" draw:mime-type="image/png">
            <text:p/>
          </draw:image>
        </draw:frame>
        <draw:frame draw:style-name="gr3" draw:text-style-name="P3" draw:layer="layout" svg:width="3.043cm" svg:height="2cm" svg:x="22.457cm" svg:y="3.5cm">
          <draw:image xlink:href="Pictures/1000000100000334000003346756CA5AFD4FD3DF.png" xlink:type="simple" xlink:show="embed" xlink:actuate="onLoad" draw:mime-type="image/png">
            <text:p/>
          </draw:image>
        </draw:frame>
        <draw:frame draw:style-name="gr3" draw:text-style-name="P3" draw:layer="layout" svg:width="2.991cm" svg:height="1.714cm" svg:x="15.009cm" svg:y="7.25cm">
          <draw:image xlink:href="Pictures/10000001000001A70000016D79A672329C843804.png" xlink:type="simple" xlink:show="embed" xlink:actuate="onLoad" draw:mime-type="image/png">
            <text:p/>
          </draw:image>
        </draw:frame>
        <draw:frame draw:style-name="gr3" draw:text-style-name="P3" draw:layer="layout" svg:width="2.081cm" svg:height="2.081cm" svg:x="10.919cm" svg:y="6.919cm">
          <draw:image xlink:href="Pictures/1000000100000334000003347D2EE17E96E271BD.png" xlink:type="simple" xlink:show="embed" xlink:actuate="onLoad" draw:mime-type="image/png">
            <text:p/>
          </draw:image>
        </draw:frame>
        <draw:frame draw:style-name="gr3" draw:text-style-name="P3" draw:layer="layout" svg:width="6cm" svg:height="2.333cm" svg:x="20cm" svg:y="7.167cm">
          <draw:image xlink:href="Pictures/10000000000004B0000001C23853042B8078FCB8.png" xlink:type="simple" xlink:show="embed" xlink:actuate="onLoad" draw:mime-type="image/png">
            <text:p/>
          </draw:image>
        </draw:frame>
        <draw:frame draw:style-name="gr3" draw:text-style-name="P3" draw:layer="layout" svg:width="3cm" svg:height="2.762cm" svg:x="2.5cm" svg:y="10.5cm">
          <draw:image xlink:href="Pictures/10000001000000F0000000F00699AF38A6E33D06.png" xlink:type="simple" xlink:show="embed" xlink:actuate="onLoad" draw:mime-type="image/png">
            <text:p/>
          </draw:image>
        </draw:frame>
        <draw:frame draw:style-name="gr3" draw:text-style-name="P3" draw:layer="layout" svg:width="4.799cm" svg:height="2.5cm" svg:x="6.5cm" svg:y="10.5cm">
          <draw:image xlink:href="Pictures/10000001000009C40000061BA4BDB5DA9C087351.png" xlink:type="simple" xlink:show="embed" xlink:actuate="onLoad" draw:mime-type="image/png">
            <text:p/>
          </draw:image>
        </draw:frame>
        <draw:frame draw:style-name="gr3" draw:text-style-name="P3" draw:layer="layout" svg:width="2.5cm" svg:height="2.5cm" svg:x="12.5cm" svg:y="10.5cm">
          <draw:image xlink:href="Pictures/10000000000000E1000000E19DE66CC9629023C7.png" xlink:type="simple" xlink:show="embed" xlink:actuate="onLoad" draw:mime-type="image/png">
            <text:p/>
          </draw:image>
        </draw:frame>
        <draw:frame draw:style-name="gr3" draw:text-style-name="P3" draw:layer="layout" svg:width="4.875cm" svg:height="2.5cm" svg:x="16.125cm" svg:y="10.5cm">
          <draw:image xlink:href="Pictures/1000000000000258000001515A84357586E2502B.jpg" xlink:type="simple" xlink:show="embed" xlink:actuate="onLoad" draw:mime-type="image/jpeg">
            <text:p/>
          </draw:image>
        </draw:frame>
        <draw:frame draw:style-name="gr3" draw:text-style-name="P3" draw:layer="layout" svg:width="2.711cm" svg:height="2.711cm" svg:x="22.789cm" svg:y="10.289cm">
          <draw:image xlink:href="Pictures/100000010000020000000200DC972528E1BCB93D.png" xlink:type="simple" xlink:show="embed" xlink:actuate="onLoad" draw:mime-type="image/png">
            <text:p/>
          </draw:image>
        </draw:frame>
        <draw:frame draw:style-name="gr3" draw:text-style-name="P3" draw:layer="layout" svg:width="7.335cm" svg:height="3.667cm" svg:x="6.665cm" svg:y="3cm">
          <draw:image xlink:href="Pictures/1000000100000200000001007628A1F7CB63F99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4">
        <office:forms form:automatic-focus="false" form:apply-design-mode="false"/>
        <draw:custom-shape draw:style-name="gr10" draw:text-style-name="P7" draw:layer="layout" svg:width="28cm" svg:height="15.75cm" svg:x="0cm" svg:y="-0.0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7cm" svg:height="12.5cm" svg:x="0.5cm" svg:y="2.5cm">
          <text:p text:style-name="P5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5cm" svg:height="2cm" svg:x="1.5cm" svg:y="0.229cm">
          <draw:image xlink:href="Pictures/10000001000001D40000006F9D8B56EEDB37C954.png" xlink:type="simple" xlink:show="embed" xlink:actuate="onLoad" draw:mime-type="image/png">
            <text:p/>
          </draw:image>
        </draw:frame>
        <draw:frame draw:style-name="gr3" draw:text-style-name="P3" draw:layer="layout" svg:width="4.5cm" svg:height="5.5cm" svg:x="2.1cm" svg:y="4.5cm">
          <draw:image xlink:href="Pictures/1000000000000BB800000FA07097B8F59848408A.jpg" xlink:type="simple" xlink:show="embed" xlink:actuate="onLoad" draw:mime-type="image/jpeg">
            <text:p/>
          </draw:image>
        </draw:frame>
        <draw:frame draw:style-name="gr3" draw:text-style-name="P3" draw:layer="layout" svg:width="8.5cm" svg:height="2.105cm" svg:x="18cm" svg:y="0cm">
          <draw:image xlink:href="Pictures/1000000100000759000001E536E780145430F9A3.png" xlink:type="simple" xlink:show="embed" xlink:actuate="onLoad" draw:mime-type="image/png">
            <text:p/>
          </draw:image>
        </draw:frame>
        <draw:frame draw:style-name="gr4" draw:text-style-name="P4" draw:layer="layout" svg:width="5cm" svg:height="1.5cm" svg:x="11cm" svg:y="3cm">
          <draw:text-box>
            <text:p>Estela Extremera</text:p>
          </draw:text-box>
        </draw:frame>
        <draw:frame draw:style-name="gr5" draw:text-style-name="P4" draw:layer="layout" svg:width="5cm" svg:height="1.5cm" svg:x="20.3cm" svg:y="3cm">
          <draw:text-box>
            <text:p>Álvaro Rodríguez</text:p>
          </draw:text-box>
        </draw:frame>
        <draw:frame draw:style-name="gr6" draw:text-style-name="P4" draw:layer="layout" svg:width="5cm" svg:height="0.962cm" svg:x="2cm" svg:y="3cm">
          <draw:text-box>
            <text:p>Francis Del Río</text:p>
          </draw:text-box>
        </draw:frame>
        <draw:frame draw:style-name="gr5" draw:text-style-name="P9" draw:layer="layout" svg:width="7cm" svg:height="1.021cm" svg:x="19.6cm" svg:y="10.7cm">
          <draw:text-box>
            <text:p><text:span text:style-name="T1">alvaros.rodriguez92@gmail.com</text:span></text:p>
          </draw:text-box>
        </draw:frame>
        <draw:frame draw:style-name="gr5" draw:text-style-name="P9" draw:layer="layout" svg:width="6cm" svg:height="1.021cm" svg:x="1.5cm" svg:y="11.679cm">
          <draw:text-box>
            <text:p><text:span text:style-name="T1">www.linkedin.com/in/fj-del-rio</text:span></text:p>
          </draw:text-box>
        </draw:frame>
        <draw:frame draw:style-name="gr5" draw:text-style-name="P10" draw:layer="layout" svg:width="4cm" svg:height="1cm" svg:x="1.5cm" svg:y="13.621cm">
          <draw:text-box>
            <text:p><text:span text:style-name="T2">+34 625 376 988</text:span></text:p>
          </draw:text-box>
        </draw:frame>
        <draw:frame draw:style-name="gr5" draw:text-style-name="P9" draw:layer="layout" svg:width="6cm" svg:height="1.021cm" svg:x="1.5cm" svg:y="12.7cm">
          <draw:text-box>
            <text:p><text:span text:style-name="T1">https://github.com/Foxxhaund</text:span></text:p>
          </draw:text-box>
        </draw:frame>
        <draw:frame draw:style-name="gr5" draw:text-style-name="P9" draw:layer="layout" svg:width="7.5cm" svg:height="1.021cm" svg:x="10.5cm" svg:y="10.7cm">
          <draw:text-box>
            <text:p><text:span text:style-name="T1">estelaextremeracampos@gmail.com</text:span></text:p>
          </draw:text-box>
        </draw:frame>
        <draw:frame draw:style-name="gr5" draw:text-style-name="P9" draw:layer="layout" svg:width="7.5cm" svg:height="1.021cm" svg:x="10.5cm" svg:y="11.679cm">
          <draw:text-box>
            <text:p><text:span text:style-name="T1">www.linkedin.com/in/estela-extremera</text:span></text:p>
          </draw:text-box>
        </draw:frame>
        <draw:frame draw:style-name="gr5" draw:text-style-name="P9" draw:layer="layout" svg:width="5.688cm" svg:height="1.021cm" svg:x="10.5cm" svg:y="12.7cm">
          <draw:text-box>
            <text:p><text:span text:style-name="T1">https://github.com/Estela-Ex</text:span></text:p>
          </draw:text-box>
        </draw:frame>
        <draw:frame draw:style-name="gr5" draw:text-style-name="P10" draw:layer="layout" svg:width="4cm" svg:height="1cm" svg:x="10.5cm" svg:y="13.6cm">
          <draw:text-box>
            <text:p><text:span text:style-name="T2">+34 647 027 681</text:span></text:p>
          </draw:text-box>
        </draw:frame>
        <draw:frame draw:style-name="gr5" draw:text-style-name="P9" draw:layer="layout" svg:width="6cm" svg:height="1.021cm" svg:x="1.5cm" svg:y="10.658cm">
          <draw:text-box>
            <text:p><text:span text:style-name="T1">f.delrio.velarde@gmail.com</text:span></text:p>
          </draw:text-box>
        </draw:frame>
        <draw:frame draw:style-name="gr5" draw:text-style-name="P9" draw:layer="layout" svg:width="7.5cm" svg:height="1.021cm" svg:x="19.6cm" svg:y="11.579cm">
          <draw:text-box>
            <text:p><text:span text:style-name="T1">www.linkedin.com/in/alvaro-rodriguez-fullstackdeveloper/</text:span></text:p>
          </draw:text-box>
        </draw:frame>
        <draw:frame draw:style-name="gr5" draw:text-style-name="P9" draw:layer="layout" svg:width="6.9cm" svg:height="1.021cm" svg:x="19.6cm" svg:y="12.679cm">
          <draw:text-box>
            <text:p><text:span text:style-name="T1">https://github.com</text:span><text:span text:style-name="T1">/alvaroRodriguez92</text:span></text:p>
          </draw:text-box>
        </draw:frame>
        <draw:frame draw:style-name="gr5" draw:text-style-name="P10" draw:layer="layout" svg:width="4cm" svg:height="1cm" svg:x="19.6cm" svg:y="13.6cm">
          <draw:text-box>
            <text:p><text:span text:style-name="T2">+34 666 841 398</text:span></text:p>
          </draw:text-box>
        </draw:frame>
        <draw:frame draw:style-name="gr7" draw:text-style-name="P5" draw:layer="layout" svg:width="4.5cm" svg:height="5.5cm" svg:x="11.3cm" svg:y="4.5cm">
          <draw:image xlink:href="Pictures/1000000000000BAA00000DEC98EFB5701B3953FD.jpg" xlink:type="simple" xlink:show="embed" xlink:actuate="onLoad" draw:mime-type="image/jpeg">
            <text:p/>
          </draw:image>
        </draw:frame>
        <draw:frame draw:style-name="gr7" draw:text-style-name="P5" draw:layer="layout" svg:width="5cm" svg:height="5.521cm" svg:x="20.4cm" svg:y="4.5cm">
          <draw:image xlink:href="Pictures/100000000000032000000320E482B34D30C23B0A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6T10:24:25.772000000</meta:creation-date>
    <dc:date>2023-07-28T10:50:52.637000000</dc:date>
    <meta:editing-duration>PT3H45M42S</meta:editing-duration>
    <meta:editing-cycles>3</meta:editing-cycles>
    <meta:generator>LibreOffice/7.5.5.2$Windows_X86_64 LibreOffice_project/ca8fe7424262805f223b9a2334bc7181abbcbf5e</meta:generator>
    <meta:document-statistic meta:object-count="76"/>
  </office:meta>
</office:document-meta>
</file>